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ais</text:p>
          </table:table-cell>
          <table:table-cell office:value-type="string" calcext:value-type="string">
            <text:p>Dato</text:p>
          </table:table-cell>
        </table:table-row>
        <table:table-row table:style-name="ro1">
          <table:table-cell office:value-type="string" calcext:value-type="string">
            <text:p>España</text:p>
          </table:table-cell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string" calcext:value-type="string">
            <text:p>Francia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Italia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string" calcext:value-type="string">
            <text:p>Alemani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ustria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string" calcext:value-type="string">
            <text:p>Eslovenia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string" calcext:value-type="string">
            <text:p>Suiza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Suecia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Noruega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Finlandia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Portugal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Andorra</text:p>
          </table:table-cell>
          <table:table-cell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9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09T10:19:25.702000000</meta:creation-date>
    <dc:date>2025-06-09T10:20:37.594000000</dc:date>
    <meta:editing-duration>PT1M12S</meta:editing-duration>
    <meta:editing-cycles>1</meta:editing-cycles>
    <meta:document-statistic meta:table-count="1" meta:cell-count="26" meta:object-count="0"/>
    <meta:generator>LibreOffice/7.6.2.1$Windows_X86_64 LibreOffice_project/56f7684011345957bbf33a7ee678afaf4d2ba333</meta:generator>
  </office:meta>
</office:document-meta>
</file>